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list-style-name="WW8Num8">
      <style:text-properties style:font-name="Calibri" style:font-name-complex="Calibri"/>
    </style:style>
    <style:style style:name="P3" style:family="paragraph" style:parent-style-name="Standard">
      <style:paragraph-properties fo:text-align="justify" style:justify-single-word="false"/>
      <style:text-properties style:font-name="Calibri" style:font-name-complex="Calibri"/>
    </style:style>
    <style:style style:name="P4" style:family="paragraph" style:parent-style-name="Standard">
      <style:paragraph-properties fo:text-align="justify" style:justify-single-word="false">
        <style:tab-stops>
          <style:tab-stop style:position="2.1146in"/>
        </style:tab-stops>
      </style:paragraph-properties>
      <style:text-properties style:font-name="Calibri" style:font-name-complex="Calibri"/>
    </style:style>
    <style:style style:name="P5" style:family="paragraph" style:parent-style-name="Standard">
      <style:paragraph-properties fo:text-align="justify" style:justify-single-word="false"/>
      <style:text-properties style:font-name="Calibri" fo:language="en" fo:country="GB" style:language-asian="en" style:country-asian="US" style:font-name-complex="Calibri"/>
    </style:style>
    <style:style style:name="P6" style:family="paragraph" style:parent-style-name="Standard">
      <style:paragraph-properties fo:text-align="justify" style:justify-single-word="false">
        <style:tab-stops>
          <style:tab-stop style:position="2.1146in"/>
        </style:tab-stops>
      </style:paragraph-properties>
      <style:text-properties style:font-name="Calibri" fo:language="en" fo:country="GB" style:language-asian="en" style:country-asian="US" style:font-name-complex="Calibri"/>
    </style:style>
    <style:style style:name="P7" style:family="paragraph" style:parent-style-name="Standard" style:list-style-name="WW8Num8"/>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2.1146in"/>
        </style:tab-stops>
      </style:paragraph-properties>
    </style:style>
    <style:style style:name="P10" style:family="paragraph" style:parent-style-name="Standard" style:list-style-name="WW8Num1">
      <style:paragraph-properties fo:text-align="justify" style:justify-single-word="false"/>
    </style:style>
    <style:style style:name="P11" style:family="paragraph" style:parent-style-name="Standard">
      <style:text-properties officeooo:rsid="0019ab9b" officeooo:paragraph-rsid="0019ab9b"/>
    </style:style>
    <style:style style:name="P12" style:family="paragraph" style:parent-style-name="Standard">
      <style:text-properties officeooo:rsid="001ceffa" officeooo:paragraph-rsid="001ceffa"/>
    </style:style>
    <style:style style:name="P13" style:family="paragraph" style:parent-style-name="Standard">
      <style:paragraph-properties fo:text-align="justify" style:justify-single-word="false"/>
      <style:text-properties officeooo:rsid="0021db68" officeooo:paragraph-rsid="0021db68"/>
    </style:style>
    <style:style style:name="P14" style:family="paragraph" style:parent-style-name="Standard">
      <style:paragraph-properties fo:text-align="justify" style:justify-single-word="false"/>
      <style:text-properties officeooo:rsid="00245747" officeooo:paragraph-rsid="00245747"/>
    </style:style>
    <style:style style:name="P15" style:family="paragraph" style:parent-style-name="Standard">
      <style:paragraph-properties fo:text-align="justify" style:justify-single-word="false"/>
      <style:text-properties officeooo:rsid="002759f8" officeooo:paragraph-rsid="002759f8"/>
    </style:style>
    <style:style style:name="P16" style:family="paragraph" style:parent-style-name="Standard">
      <style:paragraph-properties fo:text-align="justify" style:justify-single-word="false"/>
      <style:text-properties officeooo:rsid="00285004" officeooo:paragraph-rsid="00285004"/>
    </style:style>
    <style:style style:name="P17" style:family="paragraph" style:parent-style-name="Standard">
      <style:paragraph-properties fo:text-align="justify" style:justify-single-word="false"/>
      <style:text-properties officeooo:rsid="002a3de8" officeooo:paragraph-rsid="002a3de8"/>
    </style:style>
    <style:style style:name="P18" style:family="paragraph" style:parent-style-name="Standard">
      <style:text-properties officeooo:rsid="002bda71" officeooo:paragraph-rsid="002bda71"/>
    </style:style>
    <style:style style:name="P19" style:family="paragraph" style:parent-style-name="Standard">
      <style:text-properties officeooo:rsid="002d4cc9" officeooo:paragraph-rsid="002d4cc9"/>
    </style:style>
    <style:style style:name="P20" style:family="paragraph" style:parent-style-name="Standard">
      <style:text-properties officeooo:rsid="0035a9c1" officeooo:paragraph-rsid="0035a9c1"/>
    </style:style>
    <style:style style:name="P21" style:family="paragraph" style:parent-style-name="Standard">
      <style:text-properties officeooo:rsid="003803b7" officeooo:paragraph-rsid="003803b7"/>
    </style:style>
    <style:style style:name="P22" style:family="paragraph" style:parent-style-name="Standard">
      <style:text-properties officeooo:rsid="0039bf5b" officeooo:paragraph-rsid="0039bf5b"/>
    </style:style>
    <style:style style:name="P23" style:family="paragraph" style:parent-style-name="Standard">
      <style:text-properties officeooo:rsid="003c8e3c" officeooo:paragraph-rsid="003c8e3c"/>
    </style:style>
    <style:style style:name="P24" style:family="paragraph" style:parent-style-name="Standard">
      <style:text-properties officeooo:rsid="0040bae7" officeooo:paragraph-rsid="0040bae7"/>
    </style:style>
    <style:style style:name="P25" style:family="paragraph" style:parent-style-name="Standard">
      <style:text-properties officeooo:rsid="0042694f" officeooo:paragraph-rsid="0042694f"/>
    </style:style>
    <style:style style:name="P26" style:family="paragraph" style:parent-style-name="Standard">
      <style:text-properties officeooo:rsid="0043dddc" officeooo:paragraph-rsid="0043dddc"/>
    </style:style>
    <style:style style:name="P27" style:family="paragraph" style:parent-style-name="Standard">
      <style:text-properties officeooo:rsid="00444028" officeooo:paragraph-rsid="00444028"/>
    </style:style>
    <style:style style:name="P28" style:family="paragraph" style:parent-style-name="Standard">
      <style:text-properties officeooo:rsid="00460ecf" officeooo:paragraph-rsid="00460ecf"/>
    </style:style>
    <style:style style:name="P29" style:family="paragraph" style:parent-style-name="Standard">
      <style:text-properties officeooo:rsid="0048437d" officeooo:paragraph-rsid="0048437d"/>
    </style:style>
    <style:style style:name="P30" style:family="paragraph" style:parent-style-name="Standard">
      <style:text-properties officeooo:rsid="004a0f79" officeooo:paragraph-rsid="004a0f79"/>
    </style:style>
    <style:style style:name="P31" style:family="paragraph" style:parent-style-name="Standard">
      <style:text-properties officeooo:rsid="004f14e1" officeooo:paragraph-rsid="004f14e1"/>
    </style:style>
    <style:style style:name="P32" style:family="paragraph" style:parent-style-name="Standard">
      <style:text-properties officeooo:rsid="004f3847" officeooo:paragraph-rsid="004f3847"/>
    </style:style>
    <style:style style:name="P33" style:family="paragraph" style:parent-style-name="Standard">
      <style:text-properties officeooo:rsid="00588baa" officeooo:paragraph-rsid="00588baa"/>
    </style:style>
    <style:style style:name="P34" style:family="paragraph" style:parent-style-name="Standard">
      <style:text-properties officeooo:rsid="005c9def" officeooo:paragraph-rsid="005c9def"/>
    </style:style>
    <style:style style:name="P35" style:family="paragraph" style:parent-style-name="Standard">
      <style:text-properties officeooo:rsid="005d9828" officeooo:paragraph-rsid="005d9828"/>
    </style:style>
    <style:style style:name="P36" style:family="paragraph" style:parent-style-name="Standard">
      <style:text-properties officeooo:rsid="0062b5f0" officeooo:paragraph-rsid="0062b5f0"/>
    </style:style>
    <style:style style:name="P37" style:family="paragraph" style:parent-style-name="Standard">
      <style:text-properties officeooo:rsid="00664933" officeooo:paragraph-rsid="00664933"/>
    </style:style>
    <style:style style:name="P38" style:family="paragraph" style:parent-style-name="Standard">
      <style:text-properties officeooo:rsid="0069dbc7" officeooo:paragraph-rsid="0069dbc7"/>
    </style:style>
    <style:style style:name="P39" style:family="paragraph" style:parent-style-name="Standard">
      <style:text-properties officeooo:rsid="006a2b69" officeooo:paragraph-rsid="006a2b69"/>
    </style:style>
    <style:style style:name="P40" style:family="paragraph" style:parent-style-name="Standard">
      <style:text-properties officeooo:rsid="006a8d7b" officeooo:paragraph-rsid="006a8d7b"/>
    </style:style>
    <style:style style:name="P41" style:family="paragraph" style:parent-style-name="Standard">
      <style:text-properties officeooo:rsid="006b24df" officeooo:paragraph-rsid="006b24df"/>
    </style:style>
    <style:style style:name="P42" style:family="paragraph" style:parent-style-name="Standard">
      <style:text-properties officeooo:rsid="006cb3b0" officeooo:paragraph-rsid="006cb3b0"/>
    </style:style>
    <style:style style:name="P43" style:family="paragraph" style:parent-style-name="Standard">
      <style:text-properties officeooo:rsid="006e459b" officeooo:paragraph-rsid="006e459b"/>
    </style:style>
    <style:style style:name="P44" style:family="paragraph" style:parent-style-name="Standard">
      <style:paragraph-properties fo:text-align="justify" style:justify-single-word="false" fo:break-before="page"/>
    </style:style>
    <style:style style:name="P45" style:family="paragraph" style:parent-style-name="Standard">
      <style:paragraph-properties fo:text-align="justify" style:justify-single-word="false" fo:break-before="page">
        <style:tab-stops>
          <style:tab-stop style:position="2.1146in"/>
        </style:tab-stops>
      </style:paragraph-properties>
    </style:style>
    <style:style style:name="P46" style:family="paragraph" style:parent-style-name="Standard">
      <style:paragraph-properties fo:text-align="justify" style:justify-single-word="false" fo:break-before="page"/>
      <style:text-properties style:font-name="Calibri" style:font-name-complex="Calibri"/>
    </style:style>
    <style:style style:name="P47" style:family="paragraph" style:parent-style-name="Standard">
      <style:paragraph-properties fo:margin-left="0in" fo:margin-right="0in" fo:text-align="justify" style:justify-single-word="false" fo:text-indent="0.5in" style:auto-text-indent="false"/>
      <style:text-properties style:font-name="Calibri" style:font-name-complex="Calibri"/>
    </style:style>
    <style:style style:name="P48" style:family="paragraph" style:parent-style-name="Standard">
      <style:paragraph-properties fo:margin-left="0in" fo:margin-right="0in" fo:text-align="justify" style:justify-single-word="false" fo:text-indent="0.5in" style:auto-text-indent="false"/>
    </style:style>
    <style:style style:name="P49" style:family="paragraph" style:parent-style-name="Standard" style:master-page-name="Standard">
      <style:paragraph-properties style:page-number="auto"/>
    </style:style>
    <style:style style:name="T1" style:family="text">
      <style:text-properties style:font-name="Calibri" style:font-name-complex="Calibri"/>
    </style:style>
    <style:style style:name="T2" style:family="text">
      <style:text-properties style:font-name="Calibri" officeooo:rsid="001b68a6" style:font-name-complex="Calibri"/>
    </style:style>
    <style:style style:name="T3" style:family="text">
      <style:text-properties style:font-name="Calibri" fo:font-weight="bold" style:font-weight-asian="bold" style:font-name-complex="Calibri"/>
    </style:style>
    <style:style style:name="T4" style:family="text">
      <style:text-properties fo:font-weight="bold" style:font-weight-asian="bold" style:font-weight-complex="bold"/>
    </style:style>
    <style:style style:name="T5" style:family="text">
      <style:text-properties officeooo:rsid="001b68a6"/>
    </style:style>
    <style:style style:name="T6" style:family="text">
      <style:text-properties officeooo:rsid="001ceffa"/>
    </style:style>
    <style:style style:name="T7" style:family="text">
      <style:text-properties officeooo:rsid="001fd05e"/>
    </style:style>
    <style:style style:name="T8" style:family="text">
      <style:text-properties officeooo:rsid="00262302"/>
    </style:style>
    <style:style style:name="T9" style:family="text">
      <style:text-properties officeooo:rsid="002ddeb2"/>
    </style:style>
    <style:style style:name="T10" style:family="text">
      <style:text-properties officeooo:rsid="0031b6b6"/>
    </style:style>
    <style:style style:name="T11" style:family="text">
      <style:text-properties officeooo:rsid="0035a9c1"/>
    </style:style>
    <style:style style:name="T12" style:family="text">
      <style:text-properties officeooo:rsid="003aaec5"/>
    </style:style>
    <style:style style:name="T13" style:family="text">
      <style:text-properties officeooo:rsid="003e5417"/>
    </style:style>
    <style:style style:name="T14" style:family="text">
      <style:text-properties officeooo:rsid="00425cb0"/>
    </style:style>
    <style:style style:name="T15" style:family="text">
      <style:text-properties officeooo:rsid="00444028"/>
    </style:style>
    <style:style style:name="T16" style:family="text">
      <style:text-properties officeooo:rsid="004a0f79"/>
    </style:style>
    <style:style style:name="T17" style:family="text">
      <style:text-properties officeooo:rsid="004beaf3"/>
    </style:style>
    <style:style style:name="T18" style:family="text">
      <style:text-properties officeooo:rsid="0052f325"/>
    </style:style>
    <style:style style:name="T19" style:family="text">
      <style:text-properties officeooo:rsid="0054501f"/>
    </style:style>
    <style:style style:name="T20" style:family="text">
      <style:text-properties officeooo:rsid="005a64e5"/>
    </style:style>
    <style:style style:name="T21" style:family="text">
      <style:text-properties officeooo:rsid="005bc078"/>
    </style:style>
    <style:style style:name="T22" style:family="text">
      <style:text-properties officeooo:rsid="005e1f1d"/>
    </style:style>
    <style:style style:name="T23" style:family="text">
      <style:text-properties officeooo:rsid="005e617e"/>
    </style:style>
    <style:style style:name="T24" style:family="text">
      <style:text-properties officeooo:rsid="00633a25"/>
    </style:style>
    <style:style style:name="T25" style:family="text">
      <style:text-properties officeooo:rsid="0067316f"/>
    </style:style>
    <style:style style:name="T26" style:family="text">
      <style:text-properties fo:font-weight="normal" style:font-weight-asian="normal" style:font-weight-complex="normal"/>
    </style:style>
    <style:style style:name="T27" style:family="text">
      <style:text-properties fo:font-weight="normal" officeooo:rsid="006b9637" style:font-weight-asian="normal" style:font-weight-complex="normal"/>
    </style:style>
    <style:style style:name="T28" style:family="text">
      <style:text-properties fo:font-weight="normal" officeooo:rsid="006cb3b0" style:font-weight-asian="normal" style:font-weight-complex="normal"/>
    </style:style>
    <style:style style:name="T29" style:family="text">
      <style:text-properties fo:font-weight="normal" officeooo:rsid="006e459b" style:font-weight-asian="normal"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CIS 508 (Spring 2014) Assignment 2</text:span></text:p>
      <text:p text:style-name="P1"/>
      <text:p text:style-name="P1">Name: <text:span text:style-name="T5">Yanan Xiao<text:tab/></text:span></text:p>
      <text:p text:style-name="P1"/>
      <text:p text:style-name="Standard"><text:span text:style-name="T1">Masdar Email Account: </text:span><text:span text:style-name="T2">yxiao@masdar.ac.ae</text:span></text:p>
      <text:p text:style-name="P1"/>
      <text:p text:style-name="Standard"><text:span text:style-name="T1">Deadline:</text:span><text:span text:style-name="T3"> 3 Mar 2013, 11:59pm (Late submissions of assignments will not be marked)</text:span></text:p>
      <text:p text:style-name="P1"/>
      <text:p text:style-name="Standard"><text:span text:style-name="T1">Submission Instructions:</text:span></text:p>
      <text:p text:style-name="P1"/>
      <text:list xml:id="list4374249350007389800" text:style-name="WW8Num8">
        <text:list-item>
          <text:p text:style-name="P2">Fill in this document</text:p>
        </text:list-item>
        <text:list-item>
          <text:p text:style-name="P7"><text:span text:style-name="T1">Save as a pdf file, with filename as “cis508-2014-asg2-[MasdarEmailAccount].pdf” (replace [MasdarEmailAccount] by your own Masdar Email Account)</text:span></text:p>
        </text:list-item>
        <text:list-item>
          <text:p text:style-name="P7"><text:span text:style-name="T1">Send as an attachment to sidckchau@gmail.com, with email subject <text:s/>as “[CIS 508] Assignment 2 (2014)” before the above deadline</text:span></text:p>
        </text:list-item>
      </text:list>
      <text:p text:style-name="P1"/>
      <text:p text:style-name="P1"/>
      <text:p text:style-name="Standard"><text:span text:style-name="T1">Questions:</text:span></text:p>
      <text:p text:style-name="P1"/>
      <text:p text:style-name="Standard"><text:span text:style-name="T1"><text:tab/>Part 1: Fault tolerance.</text:span></text:p>
      <text:p text:style-name="P1"/>
      <text:p text:style-name="P8"><text:span text:style-name="T1">1. What is Hadoop Distributed File System? Compare it with Google File System (including the system designs and architectures). (2 Marks)</text:span></text:p>
      <text:p text:style-name="P5"><draw:frame draw:style-name="fr1" draw:name="Frame1" text:anchor-type="char" svg:x="-0.0134in" svg:y="0.0374in" svg:width="6.2811in" svg:height="3.5173in" draw:z-index="0"><draw:text-box><text:p text:style-name="P11">Definition: <text:span text:style-name="T6">It is a storage component of the Hadoop distributed high performance computing platform, and features in fault tolerance, scalability and distributivity.</text:span></text:p><text:p text:style-name="P12">Comparison: <text:span text:style-name="T7">Since Hadoop is inspired by GFS, there is no wonder that these two share a lot in common.</text:span></text:p><text:p text:style-name="P13">Similarities:</text:p><text:p text:style-name="P14"># Both are designed for a high redundancy and suitable to run on commodity hardwares.</text:p><text:p text:style-name="P14"># For a single cluster, both file systems have the master/slave architecture. <text:span text:style-name="T8">The master node(or server) does not operate on the files directly, but records all metadata of files.</text:span></text:p><text:p text:style-name="P15">Differences:</text:p><text:p text:style-name="P16"># There is no record append operation in HDFS.</text:p><text:p text:style-name="P17"># Hadoop is written in Java as an open source software. At the same time, it is reported that its real-time performance is not as good as claimed.</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text:span text:style-name="T1">2. How does the concept of Google File System revolutionize the designs of data center (e.g., the supported applications, the management system, and costs)? (2 Marks)</text:span></text:p>
      <text:p text:style-name="P5"><draw:frame draw:style-name="fr1" draw:name="Frame2" text:anchor-type="char" svg:x="0.0075in" svg:y="0.0654in" svg:width="6.2811in" svg:height="3.5173in" draw:z-index="1"><draw:text-box><text:p text:style-name="P19">As reported in Google's paper, the benchmark result for a small cluster of servers are not promising. <text:span text:style-name="T9">It is barely comparable to a single disk with even worse write and append performance. But in real-life the number of servers at data center is much larger. Therefore with the help of distributed file system like GFS, the overall performance of a data center would be dramatically benefited, even running on commodity hardwares.</text:span></text:p><text:p text:style-name="P18"/><text:p text:style-name="P18">Supported applications: <text:span text:style-name="T10">The GFS is built to support the “unique” need of Google services and applications. In this manner, we can see the growth of data centers built to provide more than just the computing service. Video streaming and storage services are benefited from GFS alike due to the I/O throughputs and redundancy.</text:span></text:p><text:p text:style-name="P18"/><text:p text:style-name="P19">Management system: <text:span text:style-name="T11">The duty on management system is heavily reduced mainly because of the redundancy of these distributed file systems. </text:span></text:p><text:p text:style-name="P19"/><text:p text:style-name="P20">Cost: One feature inspired by GFS is that when tunned well, even commodity hardwares can do wonders. </text:p><text:p text:style-name="P19"/></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pan text:style-name="T1">Part 2: Wireless communications.</text:span></text:p>
      <text:p text:style-name="P4"/>
      <text:p text:style-name="P9"><text:span text:style-name="T1">3. One of the solutions that addresses the scarcity of wireless spectrum is based on “white spaces”. What is the main idea behind white spaces? Discuss its advantages and disadvantages. (2 Marks)</text:span></text:p>
      <text:p text:style-name="P6"><draw:frame draw:style-name="fr1" draw:name="Frame3" text:anchor-type="char" svg:x="0.0075in" svg:y="0.0862in" svg:width="6.2811in" svg:height="3.5173in" draw:z-index="2"><draw:text-box><text:p text:style-name="P22">Main idea: If things as valuable as wireless spectrum is not made the most of, it is in fact a waste for people and things related to the communication industry. <text:span text:style-name="T12">To be more accurate, the white spaces are frequencies that are not used locally though already allocated to a broadcasting service. In this question, it mainly refers to the spectrum left over after TV signals went digital.</text:span></text:p><text:p text:style-name="P21"/><text:p text:style-name="P21">Advantages: </text:p><text:p text:style-name="P23"># High efficiency in using wireless spectrum</text:p><text:p text:style-name="P23"># <text:span text:style-name="T13">In the U.S., this range of spectrum is unlicensed. Therefore any person or organization is free to use it.</text:span></text:p><text:p text:style-name="P21"/><text:p text:style-name="P21">Disadvantages:</text:p><text:p text:style-name="P24"># No clear report has been made on whether interference would be caused after completely open this spe<text:span text:style-name="T14">c</text:span>trum. </text:p><text:p text:style-name="P24"/></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text:span text:style-name="T1">4. Google aims to advance white spaces. What has Google done? How can white spaces contribute to Google’s business? (2 Marks)</text:span></text:p>
      <text:p text:style-name="P6"><draw:frame draw:style-name="fr1" draw:name="Frame4" text:anchor-type="char" svg:x="0.0075in" svg:y="0.0598in" svg:width="6.2811in" svg:height="3.5173in" draw:z-index="3"><draw:text-box><text:p text:style-name="P25">Google:</text:p><text:p text:style-name="P26"># Becoming a member of White Space Coalition which is consisted of eight large tech companies.</text:p><text:p text:style-name="P26"># <text:span text:style-name="T15">Sponsored a campaign named Free the Airwaves trying to tempting more people &amp; organizations into using this spectrum.</text:span></text:p><text:p text:style-name="P27"/><text:p text:style-name="P28">Benefits:</text:p><text:p text:style-name="P29"># If this range of spectrum is officially opened, and better if unlicensed, more Wi-Fi vendors will produced devices that support it. Take Chromecast as an example, <text:span text:style-name="T16">the Wi-Fi communication it's using may enjoy a better QoS (quality of service).</text:span></text:p><text:p text:style-name="P30"># <text:span text:style-name="T17">This spectrum may be used in the communication between cars like the Google driverless cars to which a stable wireless communication is important.</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447134910549715353" text:style-name="WW8Num1">
        <text:list-item>
          <text:p text:style-name="P10"><text:span text:style-name="T1">Explain the concept of Software Defined Radio (including the novelty and discuss the challenges of realizing software defined radio) (2 Marks)</text:span></text:p>
        </text:list-item>
      </text:list>
      <text:p text:style-name="P3"/>
      <text:p text:style-name="P3"/>
      <text:p text:style-name="P48"><text:span text:style-name="T1">Part 3: Cloud Computing.</text:span></text:p>
      <text:p text:style-name="P3"/>
      <text:p text:style-name="P8"><text:span text:style-name="T1">5. Compare Google compute engine with AWS (including the pricing schemes, service models, system platforms). <text:s/>(2 Marks)</text:span></text:p>
      <text:p text:style-name="P5"><draw:frame draw:style-name="fr1" draw:name="Frame5" text:anchor-type="char" svg:x="-0.0028in" svg:y="0.0654in" svg:width="6.2811in" svg:height="3.7827in" draw:z-index="4"><draw:text-box><text:p text:style-name="P31">Pricing:</text:p><text:p text:style-name="P33">Both paid service of GAE and AWS <text:span text:style-name="T20">support usage based pricing.</text:span></text:p><text:p text:style-name="P32">#<text:span text:style-name="T18">GAE</text:span>: <text:span text:style-name="T19">The free version is enough for experimental or small scale usage. Whereas the paid version enjoys highend service like “infinitely scalable”. </text:span></text:p><text:p text:style-name="P32">#AWS: <text:span text:style-name="T21">One Amazon account enjoys free tier of all web services, most of them are free for up to one year.</text:span></text:p><text:p text:style-name="P32"/><text:p text:style-name="P31">Service model:</text:p><text:p text:style-name="P35">From the pricing policy we can see that both companies provide “try before you pay &amp; pay as you go” service to be more <text:span text:style-name="T22">customer-friendly.</text:span></text:p><text:p text:style-name="P34">#GAE: Currently the Google cloud services are computing-based, providing backend for apps that need network communication &amp; computation. </text:p><text:p text:style-name="P35">#AWS: <text:span text:style-name="T23">As a forerunner, Amazon's cloud services are diversified. From storage to DNS, Amazon tries to provide companies one-stop experience with all those “products”.</text:span></text:p><text:p text:style-name="P31"/><text:p text:style-name="P31">Platforms:</text:p><text:p text:style-name="P36">Both of them are based on each company's own data centers. <text:span text:style-name="T24">Virtualization plays an important role in making those service highly scalable and reliable.</text:span></text:p><text:p text:style-name="P31"/></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6"/>
      <text:p text:style-name="P8"><text:span text:style-name="T1">6. MapReduce is designed to support a wide range of tasks in Google. Discuss how MapReduce can support PageRank computations. (2 Marks) </text:span></text:p>
      <text:p text:style-name="P6"><draw:frame draw:style-name="fr1" draw:name="Frame6" text:anchor-type="char" svg:x="0.0075in" svg:y="0.1035in" svg:width="6.2811in" svg:height="8.9693in" draw:z-index="5"><draw:text-box><text:p text:style-name="P37">The idea and conceptual details are discussed in a book by some Google senior engineer. </text:p><text:p text:style-name="P37"># PageRank: <text:span text:style-name="T25">To be brief, this algorithm takes votes from all other sites in the Internet to “vote” how important a site is. If one site has a lot of links linking to it, then its rank should be high when searched. </text:span></text:p><text:p text:style-name="P38"># The initial rank for all sites are assumed to be equal. But it is mathematically proven that no matter what value the initial rank (B=[b1,b2,b3...,bn]) take, it will converge eventually after several iterations of voting.</text:p><text:p text:style-name="P39"># Let's assume <text:span text:style-name="T4">sparse matrix </text:span><text:span text:style-name="T26">A=[a11,...,amm] is a matrix where amn represents the number of links linking from site (or more practically, page) m to site n.</text:span></text:p><text:p text:style-name="P40"><text:span text:style-name="T26"># Then what we need to do is, Bi = A * Bi-1. (* is the matrix dot product.)</text:span></text:p><text:p text:style-name="P40"><text:span text:style-name="T26">- - - - - - - </text:span></text:p><text:p text:style-name="P40"><text:span text:style-name="T26"># MapReduce: It is just a fancy name for divide-and-conquer algorithm.</text:span></text:p><text:p text:style-name="P41"><text:span text:style-name="T26"># As we can see from the “simple” equation above, </text:span><text:span text:style-name="T27">doing the PageRank is mathematically equal to doing an iteration of matrix product. In practice, these two matrix are huge and sparse. </text:span><text:span text:style-name="T28">(The handling for sparse matrix is omitted in this answer.)</text:span></text:p><text:p text:style-name="P42"><text:span text:style-name="T26"># Divide matrix A by its rows, we get something like A1, A2, A3... And divide matrix B by its columns, we get B1, B2, B3...</text:span></text:p><text:p text:style-name="P42"><text:span text:style-name="T26"># Then the huge dot product is mapped into tens of thousands of small dot product of matrix, like A1B1, A2B3...</text:span></text:p><text:p text:style-name="P42"><text:span text:style-name="T26"># These divided tasks could then be </text:span><text:span text:style-name="T29">computed by normal or commodity computers, which are conceptually regarded as nodes in clusters.</text:span></text:p><text:p text:style-name="P43"><text:span text:style-name="T26"># “Reduce” the divided results from those nodes, and then we can get the value we want.<text:line-break/>- - - - - - - </text:span></text:p><text:p text:style-name="P43"><text:span text:style-name="T26"># The technical details like how to divide a huge matrix automatically, ensure the load average of each node, and successfully “reduce” the value to get what we want are not revealed by Googl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line-height="0.861in" fo:text-align="center" style:justify-single-word="false" fo:keep-with-next="always"/>
      <style:text-properties fo:color="#cc0000" style:font-name="Times" fo:font-family="Times" style:font-family-generic="roman" style:font-pitch="variable" fo:font-size="60pt" fo:letter-spacing="-0.0138in" style:letter-kerning="true" style:font-size-asian="60pt" style:font-name-complex="Arial" style:font-family-complex="Arial" style:font-family-generic-complex="swiss" style:font-pitch-complex="variable" style:font-size-complex="48pt"/>
    </style:style>
    <style:style style:name="Heading_20_2" style:display-name="Heading 2" style:family="paragraph" style:parent-style-name="Standard" style:next-style-name="Text_20_body" style:default-outline-level="2" style:class="text">
      <style:paragraph-properties fo:margin-top="0.1252in" fo:margin-bottom="0.1252in" style:contextual-spacing="false" fo:line-height="0.528in" fo:keep-with-next="always"/>
      <style:text-properties fo:color="#000080"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1252in" style:contextual-spacing="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style:contextual-spacing="false" fo:text-align="center" style:justify-single-word="false" fo:keep-with-next="always"/>
      <style:text-properties style:font-name="Arial" fo:font-family="Arial" style:font-family-generic="swiss" style:font-pitch="variable" fo:font-size="18pt" fo:letter-spacing="-0.0138in" style:letter-kerning="true" style:font-size-asian="18pt" style:font-name-complex="Arial" style:font-family-complex="Arial" style:font-family-generic-complex="swiss" style:font-pitch-complex="variable" style:font-size-complex="14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1_20_Char" style:display-name="Heading 1 Char" style:family="text">
      <style:text-properties fo:color="#cc0000" style:font-name="Times" fo:font-family="Times" style:font-family-generic="roman" style:font-pitch="variable" fo:font-size="60pt" fo:letter-spacing="-0.0138in" fo:language="en" fo:country="US" style:letter-kerning="true" style:font-size-asian="60pt" style:font-name-complex="Arial" style:font-family-complex="Arial" style:font-family-generic-complex="swiss" style:font-pitch-complex="variable" style:font-size-complex="48pt"/>
    </style:style>
    <style:style style:name="Heading_20_2_20_Char" style:display-name="Heading 2 Char" style:family="text">
      <style:text-properties fo:color="#000080" style:font-name="Arial" fo:font-family="Arial" style:font-family-generic="swiss" style:font-pitch="variable" fo:font-size="36pt" fo:language="en" fo:country="US" fo:font-weight="bold" style:font-size-asian="36pt" style:font-weight-asian="bold" style:font-name-complex="Arial" style:font-family-complex="Arial" style:font-family-generic-complex="swiss" style:font-pitch-complex="variable" style:font-size-complex="14pt" style:font-style-complex="italic" style:font-weight-complex="bold"/>
    </style:style>
    <style:style style:name="Body_20_Text_20_Char" style:display-name="Body Text Char" style:family="text">
      <style:text-properties fo:font-size="12pt" fo:language="en" fo:country="US" style:font-size-asian="12pt" style:font-size-complex="12pt"/>
    </style:style>
    <style:style style:name="Heading_20_3_20_Char" style:display-name="Heading 3 Char" style:family="text">
      <style:text-properties style:font-name="Arial" fo:font-family="Arial" style:font-family-generic="swiss" style:font-pitch="variable" fo:font-size="18pt" fo:language="en" fo:country="US"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_20_Char" style:display-name="Heading 4 Char" style:family="text">
      <style:text-properties style:font-name="Arial" fo:font-family="Arial" style:font-family-generic="swiss" style:font-pitch="variable" fo:font-size="18pt" fo:letter-spacing="-0.0138in" fo:language="en" fo:country="US" style:letter-kerning="true" style:font-size-asian="18pt" style:font-name-complex="Arial" style:font-family-complex="Arial" style:font-family-generic-complex="swiss" style:font-pitch-complex="variable" style:font-size-complex="14pt" style:font-weight-complex="bold"/>
    </style:style>
    <style:style style:name="Heading_20_7_20_Char" style:display-name="Heading 7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 C-K Chau</meta:initial-creator>
    <meta:creation-date>2012-01-29T16:24:00</meta:creation-date>
    <dc:date>2014-03-03T17:59:16.977581841</dc:date>
    <meta:editing-cycles>145</meta:editing-cycles>
    <meta:editing-duration>P3DT16H20M17S</meta:editing-duration>
    <meta:generator>LibreOffice/4.1.5.3$Linux_X86_64 LibreOffice_project/410m0$Build-3</meta:generator>
    <meta:document-statistic meta:table-count="0" meta:image-count="0" meta:object-count="0" meta:page-count="4" meta:paragraph-count="66" meta:word-count="1219" meta:character-count="7318" meta:non-whitespace-character-count="6154"/>
  </office:meta>
</office:document-meta>
</file>